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iểm tra aeroo report</text:p>
      <text:p text:style-name="Standard">Tên Partner: <text:placeholder text:placeholder-type="text">&lt;o.name&gt;</text:placeholder></text:p>
      <text:p text:style-name="Standard">Gọi hàm trong py: <text:placeholder text:placeholder-type="text">&lt;get_datenow()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0T06:37:28</meta:creation-date>
    <meta:generator>LibreOffice/3.5$Linux_X86_64 LibreOffice_project/350m1$Build-2</meta:generator>
    <dc:date>2015-10-30T06:39:14</dc:date>
    <dc:creator>phung11764 </dc:creator>
    <meta:editing-duration>PT24S</meta:editing-duration>
    <meta:editing-cycles>2</meta:editing-cycles>
    <meta:document-statistic meta:table-count="0" meta:image-count="0" meta:object-count="0" meta:page-count="1" meta:paragraph-count="3" meta:word-count="12" meta:character-count="68" meta:non-whitespace-character-count="59"/>
  </office:meta>
</office:document-meta>
</file>